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bbe" officeooo:paragraph-rsid="00090bbe"/>
    </style:style>
    <style:style style:name="P2" style:family="paragraph" style:parent-style-name="Standard">
      <style:text-properties fo:font-weight="bold" officeooo:rsid="00090bbe" officeooo:paragraph-rsid="00090bbe" style:font-weight-asian="bold" style:font-weight-complex="bold"/>
    </style:style>
    <style:style style:name="P3" style:family="paragraph" style:parent-style-name="Standard">
      <style:text-properties fo:font-weight="bold" officeooo:rsid="000975c5" officeooo:paragraph-rsid="000975c5" style:font-weight-asian="bold" style:font-weight-complex="bold"/>
    </style:style>
    <style:style style:name="P4" style:family="paragraph" style:parent-style-name="Standard">
      <style:text-properties officeooo:rsid="000975c5" officeooo:paragraph-rsid="000975c5"/>
    </style:style>
    <style:style style:name="P5" style:family="paragraph" style:parent-style-name="Standard">
      <style:text-properties officeooo:rsid="000a4503" officeooo:paragraph-rsid="000a4503"/>
    </style:style>
    <style:style style:name="T1" style:family="text">
      <style:text-properties officeooo:rsid="000a4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14</text:p>
      <text:p text:style-name="P1">dv14</text:p>
      <text:p text:style-name="P1">dv13</text:p>
      <text:p text:style-name="P1"/>
      <text:p text:style-name="P1"/>
      <text:p text:style-name="P1"/>
      <text:p text:style-name="P1"/>
      <text:p text:style-name="P1">OS LK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ach: AA</text:p>
      <text:p text:style-name="P1"/>
      <text:p text:style-name="P1"/>
      <text:p text:style-name="P1"/>
      <text:p text:style-name="P1"/>
      <text:p text:style-name="P3"><text:soft-page-break/>Introduction/Background:</text:p>
      <text:p text:style-name="P3"/>
      <text:p text:style-name="P4">The task to make a <text:span text:style-name="T1">LKM that manages a Key Value DataBase can be made as big as you wish...</text:span></text:p>
      <text:p text:style-name="P4"/>
      <text:p text:style-name="P3">User Guide:</text:p>
      <text:p text:style-name="P2"/>
      <text:p text:style-name="P5">compile with make in the /module – folder. Load it into the kernel with </text:p>
      <text:p text:style-name="P5">“sudo insmod VSJModule.ko”, and include KeyValueLib.h to your project, and use its functions to use the key value database.</text:p>
      <text:p text:style-name="P1"/>
      <text:p text:style-name="P5">If you wish to run the test, make the /lib – folder, and execute test with</text:p>
      <text:p text:style-name="P5">“sudo ./testKVDB” </text:p>
      <text:p text:style-name="P5"/>
      <text:p text:style-name="P1"/>
      <text:p text:style-name="P2">Implementation:</text:p>
      <text:p text:style-name="P2"/>
      <text:p text:style-name="P2">Memory management: </text:p>
      <text:p text:style-name="P2"/>
      <text:p text:style-name="P1">To save into the kernel, we are helped by the rhashtable. We still need to make sure that all our allocations are cared for .</text:p>
      <text:p text:style-name="P1"/>
      <text:p text:style-name="P3">Synchronization:</text:p>
      <text:p text:style-name="P3"/>
      <text:p text:style-name="P4">Synchronizing works wit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9:35:04.336024495</meta:creation-date>
    <meta:generator>LibreOffice/5.1.4.2$Linux_X86_64 LibreOffice_project/10m0$Build-2</meta:generator>
    <dc:date>2016-12-22T10:11:10.243257089</dc:date>
    <meta:editing-duration>PT4M26S</meta:editing-duration>
    <meta:editing-cycles>1</meta:editing-cycles>
    <meta:document-statistic meta:table-count="0" meta:image-count="0" meta:object-count="0" meta:page-count="2" meta:paragraph-count="17" meta:word-count="111" meta:character-count="639" meta:non-whitespace-character-count="539"/>
  </office:meta>
</office:document-meta>
</file>